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513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="Arrow_20_short" draw:marker-end-width="0.28cm" draw:fill="none" draw:fill-color="#000000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3.688cm" fo:min-width="3.49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2.783cm"/>
      <style:paragraph-properties style:writing-mode="lr-tb"/>
    </style:style>
    <style:style style:name="P1" style:family="paragraph">
      <loext:graphic-properties draw:fill="none" draw:fill-color="#ffffff"/>
      <style:text-properties style:font-name="Arial" fo:font-size="18pt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Arial Black" fo:font-size="18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 Black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11cm" svg:height="0.725cm" svg:x="5.05cm" svg:y="2.657cm">
          <draw:text-box>
            <text:p><text:span text:style-name="T1">DEBUG_SECURE</text:span></text:p>
          </draw:text-box>
        </draw:frame>
        <draw:frame draw:style-name="gr2" draw:text-style-name="P1" draw:layer="layout" svg:width="7.013cm" svg:height="0.725cm" svg:x="2.017cm" svg:y="3.591cm">
          <draw:text-box>
            <text:p><text:span text:style-name="T1">DEBUG_SECURE_CODE_0[31:0]</text:span></text:p>
          </draw:text-box>
        </draw:frame>
        <draw:line draw:style-name="gr3" draw:text-style-name="P2" draw:layer="layout" svg:x1="8.978cm" svg:y1="3cm" svg:x2="9.978cm" svg:y2="3cm">
          <text:p/>
        </draw:line>
        <draw:line draw:style-name="gr3" draw:text-style-name="P2" draw:layer="layout" svg:x1="8.989cm" svg:y1="4.01cm" svg:x2="9.978cm" svg:y2="4.01cm">
          <text:p/>
        </draw:line>
        <draw:custom-shape draw:style-name="gr4" draw:text-style-name="P3" draw:layer="layout" svg:width="4.044cm" svg:height="3.988cm" svg:x="9.978cm" svg:y="1.97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977cm" svg:y1="5.01cm" svg:x2="9.966cm" svg:y2="5.01cm">
          <text:p/>
        </draw:line>
        <draw:frame draw:style-name="gr2" draw:text-style-name="P1" draw:layer="layout" svg:width="7.013cm" svg:height="0.725cm" svg:x="2.018cm" svg:y="4.592cm">
          <draw:text-box>
            <text:p><text:span text:style-name="T1">DEBUG_SECURE_CODE_1[31:0]</text:span></text:p>
          </draw:text-box>
        </draw:frame>
        <draw:frame draw:style-name="gr5" draw:text-style-name="P4" draw:layer="layout" svg:width="3.309cm" svg:height="0.95cm" svg:x="10.319cm" svg:y="1.979cm">
          <draw:text-box>
            <text:p><text:span text:style-name="T2">mmRISC-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20" svg:d="M0 20l10-20 10 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6-12T23:21:41.213408516</dc:date>
    <meta:editing-duration>P2DT13H3M12S</meta:editing-duration>
    <meta:editing-cycles>400</meta:editing-cycles>
    <meta:generator>LibreOffice/7.5.3.2$MacOSX_AARCH64 LibreOffice_project/9f56dff12ba03b9acd7730a5a481eea045e468f3</meta:generator>
    <meta:document-statistic meta:object-count="8"/>
  </office:meta>
</office:document-meta>
</file>